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Item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temIterator.skip( long skipNu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zyItem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zyItem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temIterator.nex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temIterator.nex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temIterator.nex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temIterato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zyItemIterator.LazyItemIterator( ItemManager itemMgr , Iterator hierarchyEntry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zyItemIterato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temIterator.prefetch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zyItemIterator.LazyItemIterator( ItemManager itemMgr , HierarchyManager hierarchyMgr , Iterator itemI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